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Roboto" svg:font-family="Robot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5.464cm"/>
      <style:paragraph-properties style:writing-mode="lr-tb"/>
    </style:style>
    <style:style style:name="gr2" style:family="graphic" style:parent-style-name="standard">
      <style:graphic-properties draw:stroke="none" svg:stroke-color="#000000" draw:fill="none" draw:fill-color="#ffffff" fo:min-height="5.321cm"/>
      <style:paragraph-properties style:writing-mode="lr-tb"/>
    </style:style>
    <style:style style:name="gr3" style:family="graphic" style:parent-style-name="objectwithoutfill">
      <style:graphic-properties svg:stroke-width="0.1cm" svg:stroke-color="#6600cc" draw:marker-start-width="0.35cm" draw:marker-end="Arrow" draw:marker-end-width="0.6cm" draw:fill="solid" draw:textarea-vertical-align="middle" fo:padding-top="0.175cm" fo:padding-bottom="0.175cm" fo:padding-left="0.3cm" fo:padding-right="0.3cm"/>
    </style:style>
    <style:style style:name="gr4" style:family="graphic" style:parent-style-name="standard">
      <style:graphic-properties draw:stroke="none" svg:stroke-color="#000000" draw:fill="solid" draw:fill-color="#6600cc" draw:textarea-horizontal-align="center" draw:textarea-vertical-align="middle" fo:min-height="3.536cm" draw:shadow="hidden"/>
      <style:paragraph-properties style:writing-mode="lr-tb"/>
    </style:style>
    <style:style style:name="P1" style:family="paragraph">
      <style:paragraph-properties fo:text-align="center"/>
      <style:text-properties style:font-name="Roboto" fo:font-size="44pt" style:font-size-asian="44pt" style:font-size-complex="44pt"/>
    </style:style>
    <style:style style:name="P2" style:family="paragraph">
      <loext:graphic-properties draw:fill="none" draw:fill-color="#ffffff"/>
      <style:paragraph-properties fo:text-align="center"/>
      <style:text-properties style:font-name="Roboto" fo:font-size="44pt" style:font-size-asian="44pt" style:font-size-complex="44pt"/>
    </style:style>
    <style:style style:name="P3" style:family="paragraph">
      <loext:graphic-properties draw:fill="solid"/>
      <style:paragraph-properties fo:text-align="center"/>
    </style:style>
    <style:style style:name="P4" style:family="paragraph">
      <loext:graphic-properties draw:fill="solid" draw:fill-color="#6600cc"/>
      <style:paragraph-properties fo:text-align="center"/>
      <style:text-properties fo:color="#6600cc" style:font-name="Roboto" fo:font-size="28pt" style:font-size-asian="28pt" style:font-size-complex="28pt"/>
    </style:style>
    <style:style style:name="T1" style:family="text">
      <style:text-properties style:font-name="Roboto" fo:font-size="44pt" style:font-size-asian="44pt" style:font-size-complex="4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2" draw:layer="layout" svg:width="7.357cm" svg:height="5.714cm" svg:x="-0.071cm" svg:y="0.357cm">
          <draw:text-box>
            <text:p text:style-name="P1"><text:span text:style-name="T1">Large Language Model</text:span></text:p>
          </draw:text-box>
        </draw:frame>
        <draw:frame draw:style-name="gr2" draw:text-style-name="P2" draw:layer="layout" svg:width="8.356cm" svg:height="5.711cm" svg:x="12.572cm" svg:y="0.366cm">
          <draw:text-box>
            <text:p text:style-name="P1"><text:span text:style-name="T1">Logic-</text:span></text:p>
            <text:p text:style-name="P1"><text:span text:style-name="T1">Based Verification</text:span></text:p>
          </draw:text-box>
        </draw:frame>
        <draw:path draw:style-name="gr3" draw:text-style-name="P3" draw:layer="layout" svg:width="6.271cm" svg:height="3.037cm" draw:transform="skewX (0.322187779918153) rotate (0.523947841448698) translate (7.357cm 1.214cm)" svg:viewBox="0 0 6272 3038" svg:d="M0 0c3530 0 6272 3038 6272 3038">
          <text:p/>
        </draw:path>
        <draw:path draw:style-name="gr3" draw:text-style-name="P3" draw:layer="layout" svg:width="6.274cm" svg:height="3.037cm" draw:transform="skewX (0.32323497746935) rotate (-2.6176448121411) translate (12.501cm 5.428cm)" svg:viewBox="0 0 6275 3038" svg:d="M0 0c3530 0 6275 3038 6275 3038">
          <text:p/>
        </draw:path>
        <draw:g>
          <draw:path draw:style-name="gr4" draw:text-style-name="P4" draw:layer="layout" svg:width="0.105cm" svg:height="0.712cm" draw:transform="rotate (0.318871654339364) translate (7.70206896458468cm 2.16714018472529cm)" svg:viewBox="0 0 106 713" svg:d="M0 52v-6l1-5 1-5 1-4 2-5 2-4 3-4 3-4 2-2 2-2 2-1 2-2 2-1 2-1 2-1 3-1 2-1 3-1 5-1 6-1h7 6l6 1 5 1 3 1 2 1 3 1 2 1 2 1 2 1 2 2 2 1 2 2 2 2 3 4 3 4 2 4 2 5 2 4 1 5v5l1 6-1 5v5l-1 4-2 5-2 4-2 4-3 4-3 4-2 2-2 2-2 1-2 2-2 1-2 1-2 1-3 1-2 1-3 1-5 1-6 1h-6-7l-6-1-5-1-3-1-2-1-3-1-2-1-2-1-2-1-2-2-2-1-2-2-2-2-3-4-3-4-2-4-2-4-1-5-1-4-1-5zM96 191v522h-89v-522z">
            <text:p/>
          </draw:path>
          <draw:polygon draw:style-name="gr4" draw:text-style-name="P4" draw:layer="layout" svg:width="0.41cm" svg:height="0.531cm" draw:transform="rotate (0.318871654339364) translate (7.98716359912515cm 2.26349671460458cm)" svg:viewBox="0 0 411 532" draw:points="217,75 206,76 196,77 186,79 176,81 167,84 158,88 149,93 141,98 133,104 125,111 118,118 112,125 105,133 100,141 94,150 89,159 89,532 0,532 0,10 84,10 87,75 95,66 103,57 111,49 119,42 128,35 137,29 146,24 156,19 166,14 176,11 186,7 197,5 208,3 220,1 231,0 243,0 262,1 280,3 296,6 312,11 319,14 327,17 334,20 340,24 347,28 353,33 359,38 365,43 370,49 376,55 380,61 385,68 389,76 393,83 396,92 399,101 404,119 408,140 410,163 411,187 411,532 321,532 321,189 320,174 319,160 317,148 314,136 312,131 310,126 308,121 306,117 303,112 300,108 297,105 294,101 291,98 287,95 283,93 279,90 275,88 271,85 266,84 261,82 251,79 240,77 229,76">
            <text:p/>
          </draw:polygon>
          <draw:polygon draw:style-name="gr4" draw:text-style-name="P4" draw:layer="layout" svg:width="0.284cm" svg:height="0.658cm" draw:transform="rotate (0.318871654339364) translate (8.40849849496946cm 2.00118711563825cm)" svg:viewBox="0 0 285 659" draw:points="285,649 277,652 269,654 261,655 252,657 243,658 234,658 225,659 216,659 203,659 192,657 180,655 170,651 159,647 149,642 140,636 131,629 126,625 122,620 119,615 115,610 112,605 109,599 107,593 104,586 100,572 98,556 96,538 96,519 96,196 0,196 0,127 96,127 96,0 185,0 185,127 282,127 282,196 185,196 185,520 185,530 186,538 187,546 188,549 189,553 190,556 192,559 193,561 195,564 196,566 198,568 200,570 202,571 207,574 211,576 216,578 221,579 226,581 231,582 237,582 242,582 247,582 251,582 261,581 272,579 284,576">
            <text:p/>
          </draw:polygon>
          <draw:path draw:style-name="gr4" draw:text-style-name="P4" draw:layer="layout" svg:width="0.442cm" svg:height="0.54cm" draw:transform="rotate (0.318871654339364) translate (8.7896145020392cm 1.99923566762361cm)" svg:viewBox="0 0 443 541" svg:d="M436 440l-7 10-7 9-8 9-9 9-9 9-10 8-11 8-11 8-12 8-14 6-14 5-15 5-16 3-17 2-17 2h-19l-27-1-25-3-12-3-12-3-11-3-11-4-11-5-10-5-11-6-9-7-10-6-9-8-8-8-9-9-15-18-7-10-6-9-6-11-5-10-10-22-7-24-5-24-3-26-1-27v-20l1-21 1-20 3-20 3-18 5-18 5-17 7-16 8-16 8-14 9-14 10-13 10-12 11-11 11-10 13-9 12-8 13-8 14-6 13-6 14-4 14-4 14-2 15-2h14l27 1 25 4 12 2 12 3 11 4 10 4 10 5 9 6 9 6 9 6 8 7 8 8 7 8 6 9 13 19 10 20 9 21 7 22 6 23 4 25 2 26 1 26v40h-353l1 18 2 17 4 16 4 16 6 15 7 14 9 14 9 13 6 6 5 6 6 5 6 5 6 5 6 4 7 3 7 4 7 3 7 2 8 3 8 1 8 2 8 1h18 11l11-1 11-1 10-2 10-3 9-3 9-4 9-5 8-5 8-5 7-6 7-6 7-7 7-7 7-8 6-8zM228 73l-13 1-12 2-6 1-6 2-6 2-6 2-5 3-6 2-5 4-5 3-10 8-10 9-8 10-8 11-7 12-6 14-6 14-4 16-4 16-2 17h261v-6l-2-13-2-13-2-12-4-13-4-12-5-11-5-12-7-11-3-6-4-5-4-5-5-4-4-4-5-4-6-3-6-3-6-3-6-2-7-2-7-2-8-1-7-1z">
            <text:p/>
          </draw:path>
          <draw:polygon draw:style-name="gr4" draw:text-style-name="P4" draw:layer="layout" svg:width="0.089cm" svg:height="0.741cm" draw:transform="rotate (0.318871654339364) translate (9.25114448888806cm 1.62557103716771cm)" svg:viewBox="0 0 90 742" draw:points="90,0 90,742 0,742 0,0">
            <text:p/>
          </draw:polygon>
          <draw:polygon draw:style-name="gr4" draw:text-style-name="P4" draw:layer="layout" svg:width="0.089cm" svg:height="0.741cm" draw:transform="rotate (0.318871654339364) translate (9.47999561949474cm 1.55001867108931cm)" svg:viewBox="0 0 90 742" draw:points="90,0 90,742 0,742 0,0">
            <text:p/>
          </draw:polygon>
          <draw:path draw:style-name="gr4" draw:text-style-name="P4" draw:layer="layout" svg:width="0.105cm" svg:height="0.712cm" draw:transform="rotate (0.318871654339364) translate (9.71235047285997cm 1.50347064535616cm)" svg:viewBox="0 0 106 713" svg:d="M0 52v-6l1-5 1-5 1-4 2-5 2-4 3-4 3-4 2-2 2-2 2-1 2-2 2-1 2-1 2-1 3-1 2-1 3-1 5-1 6-1h7 6l6 1 5 1 3 1 2 1 3 1 2 1 2 1 2 1 2 2 2 1 2 2 2 2 3 4 3 4 2 4 2 5 2 4 1 5v5l1 6-1 5v5l-1 4-2 5-2 4-2 4-3 4-3 4-2 2-2 2-2 1-2 2-2 1-2 1-2 1-3 1-2 1-3 1-5 1-6 1h-6-7l-6-1-5-1-3-1-2-1-3-1-2-1-2-1-2-1-2-2-2-1-2-2-2-2-3-4-3-4-2-4-2-4-1-5-1-4-1-5zM96 191v522h-89v-522z">
            <text:p/>
          </draw:path>
          <draw:path draw:style-name="gr4" draw:text-style-name="P4" draw:layer="layout" svg:width="0.439cm" svg:height="0.737cm" draw:transform="rotate (0.318871654339364) translate (9.9772959998172cm 1.60647915352477cm)" svg:viewBox="0 0 440 738" svg:d="M220 738h-11l-11-1-11-2-13-2-12-3-14-3-28-9-14-5-14-7-13-7-12-8-11-10-11-10-10-11-9-13 47-53 15 17 7 7 8 7 8 6 9 6 8 5 9 5 9 4 9 4 9 3 9 2 10 2 10 2h10l10 1 15-1 15-2 14-2 13-4 6-3 6-2 6-3 5-3 6-4 5-4 5-4 5-4 4-4 4-5 4-5 4-6 3-5 3-6 3-6 3-7 2-6 2-7 3-15 2-15v-17-45l-7 7-7 7-7 7-8 6-8 5-8 5-9 5-9 4-9 4-10 3-10 3-10 2-21 3-23 1h-12l-11-1-11-2-11-2-10-3-10-3-10-4-9-4-10-5-8-6-9-6-8-7-8-7-8-8-7-8-8-10-13-19-11-21-9-22-8-23-6-24-5-26-2-26-1-28v-10l1-30 2-27 5-27 6-25 8-23 9-22 11-21 13-19 7-8 8-9 7-8 8-7 9-6 8-6 9-6 10-5 9-4 10-4 10-3 11-2 11-2 11-2 11-1h12l23 1 11 1 11 2 11 3 10 3 10 3 9 4 9 4 9 5 9 6 8 6 8 7 7 7 7 7 7 9 4-58h81v511l-1 25-2 24-5 22-3 11-4 10-4 10-5 9-5 9-5 9-6 8-7 8-7 8-7 7-16 14-9 6-8 5-9 5-10 5-19 8-20 6-22 4-23 3zM89 277l1 19 1 18 3 18 3 17 5 16 6 16 6 15 8 14 4 7 5 6 4 6 6 6 5 5 6 4 6 4 6 4 7 3 7 3 7 3 8 2 8 1 8 1 9 1h9 10l10-1 10-2 9-2 9-3 9-3 8-4 8-4 8-5 7-6 7-7 7-6 6-8 6-8 5-9 5-9v-238l-4-8-5-8-5-7-6-7-6-7-6-6-7-6-8-5-7-5-9-5-8-3-10-3-10-3-10-1-11-1-11-1-9 1h-9l-8 1-8 2-8 2-7 2-7 3-7 4-7 3-6 4-6 5-5 5-5 6-5 6-5 6-4 7-8 15-6 15-6 16-5 16-3 17-3 18-1 18-1 20z">
            <text:p/>
          </draw:path>
          <draw:path draw:style-name="gr4" draw:text-style-name="P4" draw:layer="layout" svg:width="0.442cm" svg:height="0.54cm" draw:transform="rotate (0.318871654339364) translate (10.5026744174519cm 1.43369015556791cm)" svg:viewBox="0 0 443 541" svg:d="M436 440l-7 10-7 9-8 9-9 9-9 9-10 8-11 8-11 8-12 8-14 6-14 5-15 5-16 3-17 2-17 2h-19l-27-1-25-3-12-3-12-3-11-3-11-4-11-5-10-5-11-6-9-7-10-6-9-8-8-8-9-9-15-18-7-10-6-9-6-11-5-10-10-22-7-24-5-24-3-26-1-27v-20l1-21 1-20 3-20 3-18 5-18 5-17 7-16 8-16 8-14 9-14 10-13 10-12 11-11 11-10 13-9 12-8 13-8 14-6 13-6 14-4 14-4 14-2 15-2h14l27 1 25 4 12 2 12 3 11 4 10 4 10 5 9 6 9 6 9 6 8 7 8 8 7 8 6 9 13 19 10 20 9 21 7 22 6 23 4 25 2 26 1 26v40h-353l1 18 2 17 4 16 4 16 6 15 7 14 9 14 9 13 6 6 5 6 6 5 6 5 6 5 6 4 7 3 7 4 7 3 7 2 8 3 8 1 8 2 8 1h18 11l11-1 11-1 10-2 10-3 9-3 9-4 9-5 8-5 8-5 7-6 7-6 7-7 7-7 7-8 6-8zM228 73l-13 1-12 2-6 1-6 2-6 2-6 2-5 3-6 2-5 4-5 3-10 8-10 9-8 10-8 11-7 12-6 14-6 14-4 16-4 16-2 17h261v-6l-2-13-2-13-2-12-4-13-4-12-5-11-5-12-7-11-3-6-4-5-4-5-5-4-4-4-5-4-6-3-6-3-6-3-6-2-7-2-7-2-8-1-7-1z">
            <text:p/>
          </draw:path>
          <draw:polygon draw:style-name="gr4" draw:text-style-name="P4" draw:layer="layout" svg:width="0.41cm" svg:height="0.531cm" draw:transform="rotate (0.318871654339364) translate (11.0220524514859cm 1.2615657520048cm)" svg:viewBox="0 0 411 532" draw:points="217,75 206,76 196,77 186,79 176,81 167,84 158,88 149,93 141,98 133,104 125,111 118,118 112,125 105,133 100,141 94,150 89,159 89,532 0,532 0,10 84,10 87,75 95,66 103,57 111,49 119,42 128,35 137,29 146,24 156,19 166,14 176,11 186,7 197,5 208,3 220,1 231,0 243,0 262,1 280,3 296,6 312,11 319,14 327,17 334,20 340,24 347,28 353,33 359,38 365,43 370,49 376,55 380,61 385,68 389,76 393,83 396,92 399,101 404,119 408,140 410,163 411,187 411,532 321,532 321,189 320,174 319,160 317,148 314,136 312,131 310,126 308,121 306,117 303,112 300,108 297,105 294,101 291,98 287,95 283,93 279,90 275,88 271,85 266,84 261,82 251,79 240,77 229,76">
            <text:p/>
          </draw:polygon>
          <draw:polygon draw:style-name="gr4" draw:text-style-name="P4" draw:layer="layout" svg:width="0.284cm" svg:height="0.658cm" draw:transform="rotate (0.318871654339364) translate (11.4443369370838cm 0.998942657743527cm)" svg:viewBox="0 0 285 659" draw:points="285,649 277,652 269,654 261,655 252,657 243,658 234,658 225,659 216,659 203,659 192,657 180,655 170,651 159,647 149,642 140,636 131,629 126,625 122,620 119,615 115,610 112,605 109,599 107,593 104,586 100,572 98,556 96,538 96,519 96,196 0,196 0,127 96,127 96,0 185,0 185,127 282,127 282,196 185,196 185,520 185,530 186,538 187,546 188,549 189,553 190,556 192,559 193,561 195,564 196,566 198,568 200,570 202,571 207,574 211,576 216,578 221,579 226,581 231,582 237,582 242,582 247,582 251,582 261,581 272,579 284,576">
            <text:p/>
          </draw:polygon>
          <draw:path draw:style-name="gr4" draw:text-style-name="P4" draw:layer="layout" svg:width="0.105cm" svg:height="0.712cm" draw:transform="rotate (0.318871654339364) translate (8.03868184590787cm 4.75296573339003cm)" svg:viewBox="0 0 106 713" svg:d="M0 52v-6l1-5 1-5 1-4 2-5 2-4 3-4 3-4 2-2 2-2 2-1 2-2 2-1 2-1 2-1 3-1 2-1 3-1 5-1 6-1h7 6l6 1 5 1 3 1 2 1 3 1 2 1 2 1 2 1 2 2 2 1 2 2 2 2 3 4 3 4 2 4 2 5 2 4 1 5v5l1 6-1 5v5l-1 4-2 5-2 4-2 4-3 4-3 4-2 2-2 2-2 1-2 2-2 1-2 1-2 1-3 1-2 1-3 1-5 1-6 1h-6-7l-6-1-5-1-3-1-2-1-3-1-2-1-2-1-2-1-2-2-2-1-2-2-2-2-3-4-3-4-2-4-2-4-1-5-1-4-1-5zM96 191v522h-89v-522z">
            <text:p/>
          </draw:path>
          <draw:polygon draw:style-name="gr4" draw:text-style-name="P4" draw:layer="layout" svg:width="0.41cm" svg:height="0.531cm" draw:transform="rotate (0.318871654339364) translate (8.32377648044833cm 4.84932226326933cm)" svg:viewBox="0 0 411 532" draw:points="217,75 206,76 196,77 186,79 176,81 167,84 158,88 149,93 141,98 133,104 125,111 118,118 112,125 105,133 100,141 94,150 89,159 89,532 0,532 0,10 84,10 87,75 95,66 103,57 111,49 119,42 128,35 137,29 146,24 156,19 166,14 176,11 186,7 197,5 208,3 220,1 231,0 243,0 262,1 280,3 296,6 312,11 319,14 327,17 334,20 340,24 347,28 353,33 359,38 365,43 370,49 376,55 380,61 385,68 389,76 393,83 396,92 399,101 404,119 408,140 410,163 411,187 411,532 321,532 321,189 320,174 319,160 317,148 314,136 312,131 310,126 308,121 306,117 303,112 300,108 297,105 294,101 291,98 287,95 283,93 279,90 275,88 271,85 266,84 261,82 251,79 240,77 229,76">
            <text:p/>
          </draw:polygon>
          <draw:polygon draw:style-name="gr4" draw:text-style-name="P4" draw:layer="layout" svg:width="0.284cm" svg:height="0.658cm" draw:transform="rotate (0.318871654339364) translate (8.74511137629264cm 4.58701266430299cm)" svg:viewBox="0 0 285 659" draw:points="285,649 277,652 269,654 261,655 252,657 243,658 234,658 225,659 216,659 203,659 192,657 180,655 170,651 159,647 149,642 140,636 131,629 126,625 122,620 119,615 115,610 112,605 109,599 107,593 104,586 100,572 98,556 96,538 96,519 96,196 0,196 0,127 96,127 96,0 185,0 185,127 282,127 282,196 185,196 185,520 185,530 186,538 187,546 188,549 189,553 190,556 192,559 193,561 195,564 196,566 198,568 200,570 202,571 207,574 211,576 216,578 221,579 226,581 231,582 237,582 242,582 247,582 251,582 261,581 272,579 284,576">
            <text:p/>
          </draw:polygon>
          <draw:path draw:style-name="gr4" draw:text-style-name="P4" draw:layer="layout" svg:width="0.442cm" svg:height="0.54cm" draw:transform="rotate (0.318871654339364) translate (9.12622738336239cm 4.58506121628835cm)" svg:viewBox="0 0 443 541" svg:d="M436 440l-7 10-7 9-8 9-9 9-9 9-10 8-11 8-11 8-12 8-14 6-14 5-15 5-16 3-17 2-17 2h-19l-27-1-25-3-12-3-12-3-11-3-11-4-11-5-10-5-11-6-9-7-10-6-9-8-8-8-9-9-15-18-7-10-6-9-6-11-5-10-10-22-7-24-5-24-3-26-1-27v-20l1-21 1-20 3-20 3-18 5-18 5-17 7-16 8-16 8-14 9-14 10-13 10-12 11-11 11-10 13-9 12-8 13-8 14-6 13-6 14-4 14-4 14-2 15-2h14l27 1 25 4 12 2 12 3 11 4 10 4 10 5 9 6 9 6 9 6 8 7 8 8 7 8 6 9 13 19 10 20 9 21 7 22 6 23 4 25 2 26 1 26v40h-353l1 18 2 17 4 16 4 16 6 15 7 14 9 14 9 13 6 6 5 6 6 5 6 5 6 5 6 4 7 3 7 4 7 3 7 2 8 3 8 1 8 2 8 1h18 11l11-1 11-1 10-2 10-3 9-3 9-4 9-5 8-5 8-5 7-6 7-6 7-7 7-7 7-8 6-8zM228 73l-13 1-12 2-6 1-6 2-6 2-6 2-5 3-6 2-5 4-5 3-10 8-10 9-8 10-8 11-7 12-6 14-6 14-4 16-4 16-2 17h261v-6l-2-13-2-13-2-12-4-13-4-12-5-11-5-12-7-11-3-6-4-5-4-5-5-4-4-4-5-4-6-3-6-3-6-3-6-2-7-2-7-2-8-1-7-1z">
            <text:p/>
          </draw:path>
          <draw:polygon draw:style-name="gr4" draw:text-style-name="P4" draw:layer="layout" svg:width="0.251cm" svg:height="0.531cm" draw:transform="rotate (0.318871654339364) translate (9.64655500715002cm 4.4126233174303cm)" svg:viewBox="0 0 252 532" draw:points="208,86 198,86 187,87 178,89 168,91 159,93 151,97 143,100 135,105 128,110 121,115 115,122 109,128 103,136 98,144 93,152 89,161 89,532 0,532 0,10 87,10 89,70 94,61 100,53 106,46 113,39 119,33 126,27 134,22 141,17 149,13 157,10 166,7 175,4 184,2 193,1 203,0 213,0 219,0 225,0 230,1 235,2 240,3 244,4 249,5 252,7 252,90 242,88 231,87 220,86">
            <text:p/>
          </draw:polygon>
          <draw:path draw:style-name="gr4" draw:text-style-name="P4" draw:layer="layout" svg:width="0.43cm" svg:height="0.541cm" draw:transform="rotate (0.318871654339364) translate (9.92914180001206cm 4.31941306043187cm)" svg:viewBox="0 0 431 542" svg:d="M338 532l-2-5-2-5-2-6-2-7-1-7-2-8-2-17-6 7-7 6-7 6-8 6-8 6-9 5-8 5-10 5-9 4-10 4-10 3-11 3-11 2-11 2-12 1h-11l-20-1-18-2-18-3-17-5-15-7-7-3-8-4-7-5-6-4-7-6-6-5-11-12-10-12-4-6-4-7-4-6-3-7-3-7-2-7-2-7-2-8-1-7-1-8-1-16 1-21 1-9 2-10 2-9 3-8 3-9 4-8 4-8 5-7 5-8 6-6 6-7 7-6 7-6 8-6 16-10 18-9 20-8 20-6 22-4 24-4 25-2 26-1h88v-41-11l-1-11-3-10-3-10-2-4-2-5-2-4-2-4-3-4-3-4-3-4-4-3-3-4-4-3-4-3-4-2-4-3-5-2-5-2-5-2-11-3-11-2-13-2h-13-12l-12 1-11 2-11 3-9 4-10 4-8 5-9 6-7 6-6 7-3 3-3 4-2 3-2 4-2 3-1 4-2 4-1 4-1 3v4l-1 4v5h-89v-7l1-7 1-7 2-7 2-7 2-7 3-6 3-7 4-6 4-7 10-13 11-12 14-13 7-6 7-5 8-5 8-5 17-9 19-7 19-5 21-4 22-2 23-1 20 1 20 2 19 3 18 5 17 6 16 7 15 9 14 10 7 6 6 6 5 6 6 7 5 7 4 7 4 8 4 8 3 8 3 9 2 9 2 10 3 20v21 235l1 17 1 17 1 16 2 15 3 13 3 13 4 12 4 12v7zM190 464l11-1 12-1 11-2 11-2 10-4 10-4 9-5 9-5 9-7 8-6 7-6 7-7 5-7 6-7 4-7 4-7v-108h-83l-35 2-16 2-15 3-13 4-12 4-12 5-10 6-8 6-8 7-7 8-5 9-4 9-3 10-2 10v12 9l1 9 2 8 3 8 2 4 2 4 4 7 5 7 6 7 3 3 3 3 4 3 4 2 4 3 4 2 4 2 5 1 10 3 10 2 12 1z">
            <text:p/>
          </draw:path>
          <draw:polygon draw:style-name="gr4" draw:text-style-name="P4" draw:layer="layout" svg:width="0.439cm" svg:height="0.54cm" draw:transform="rotate (0.318871654339364) translate (10.4328628842536cm 4.15369169046316cm)" svg:viewBox="0 0 440 541" draw:points="232,468 244,468 255,466 266,464 277,461 287,457 297,452 307,446 316,440 324,432 332,424 335,420 338,416 341,412 344,407 346,402 348,398 350,393 351,388 353,383 354,378 355,367 440,367 439,375 438,384 437,392 435,401 432,409 429,417 426,425 422,432 418,440 413,447 403,462 390,476 376,489 360,501 344,512 327,521 309,528 291,534 272,538 252,541 232,541 204,540 177,537 164,534 152,530 141,527 129,522 119,517 109,511 99,505 90,498 81,490 72,482 65,473 57,464 44,444 32,423 22,402 14,379 8,356 4,332 1,307 0,281 0,261 1,235 4,210 8,186 14,162 22,140 32,118 44,98 57,78 65,68 72,59 81,51 90,44 99,37 109,30 119,25 129,19 141,15 152,11 164,8 177,5 204,1 232,0 254,1 276,3 296,8 315,14 324,17 333,21 341,26 350,31 358,36 365,42 373,48 380,54 393,68 405,83 415,99 423,115 430,132 435,151 438,169 440,189 355,189 354,177 352,166 348,155 344,145 339,135 333,125 326,116 319,107 314,103 310,99 306,96 301,92 296,89 291,87 286,84 280,82 275,80 269,78 258,75 245,74 232,73 219,74 206,75 194,77 183,80 173,84 168,87 163,89 158,92 154,95 150,98 146,101 138,109 132,116 125,124 119,133 114,142 110,152 106,162 102,172 99,183 96,194 94,205 92,216 91,227 90,238 89,249 89,261 89,281 89,292 90,304 91,315 92,326 94,337 96,348 99,359 102,370 105,380 109,390 114,400 119,409 125,417 131,425 138,433 145,440 149,444 154,447 158,450 163,452 167,455 172,457 183,461 194,464 206,466 219,468">
            <text:p/>
          </draw:polygon>
          <draw:polygon draw:style-name="gr4" draw:text-style-name="P4" draw:layer="layout" svg:width="0.284cm" svg:height="0.658cm" draw:transform="rotate (0.318871654339364) translate (10.8475030906627cm 3.89293408132554cm)" svg:viewBox="0 0 285 659" draw:points="285,649 277,652 269,654 261,655 252,657 243,658 234,658 225,659 216,659 203,659 192,657 180,655 170,651 159,647 149,642 140,636 131,629 126,625 122,620 119,615 115,610 112,605 109,599 107,593 104,586 100,572 98,556 96,538 96,519 96,196 0,196 0,127 96,127 96,0 185,0 185,127 282,127 282,196 185,196 185,520 185,530 186,538 187,546 188,549 189,553 190,556 192,559 193,561 195,564 196,566 198,568 200,570 202,571 207,574 211,576 216,578 221,579 226,581 231,582 237,582 242,582 247,582 251,582 261,581 272,579 284,576">
            <text:p/>
          </draw:polygon>
          <draw:path draw:style-name="gr4" draw:text-style-name="P4" draw:layer="layout" svg:width="0.105cm" svg:height="0.712cm" draw:transform="rotate (0.318871654339364) translate (11.1941685969701cm 3.71122086833399cm)" svg:viewBox="0 0 106 713" svg:d="M0 52v-6l1-5 1-5 1-4 2-5 2-4 3-4 3-4 2-2 2-2 2-1 2-2 2-1 2-1 2-1 3-1 2-1 3-1 5-1 6-1h7 6l6 1 5 1 3 1 2 1 3 1 2 1 2 1 2 1 2 2 2 1 2 2 2 2 3 4 3 4 2 4 2 5 2 4 1 5v5l1 6-1 5v5l-1 4-2 5-2 4-2 4-3 4-3 4-2 2-2 2-2 1-2 2-2 1-2 1-2 1-3 1-2 1-3 1-5 1-6 1h-6-7l-6-1-5-1-3-1-2-1-3-1-2-1-2-1-2-1-2-2-2-1-2-2-2-2-3-4-3-4-2-4-2-4-1-5-1-4-1-5zM96 191v522h-89v-522z">
            <text:p/>
          </draw:path>
          <draw:path draw:style-name="gr4" draw:text-style-name="P4" draw:layer="layout" svg:width="0.474cm" svg:height="0.54cm" draw:transform="rotate (0.318871654339364) translate (11.4570251081422cm 3.815577218152cm)" svg:viewBox="0 0 475 541" svg:d="M0 265l1-27 3-27 5-25 7-25 9-23 11-22 13-20 15-20 8-9 8-9 9-8 9-7 10-7 10-6 10-6 11-5 11-4 11-4 12-4 12-2 25-4 27-1 27 1 25 4 12 2 12 3 11 4 11 5 11 5 10 5 10 6 9 7 10 7 8 8 9 9 8 9 15 19 13 20 11 22 9 22 7 24 6 25 3 26 1 28v15l-1 28-3 27-5 25-7 24-9 24-11 21-13 21-15 20-8 9-8 8-9 8-10 8-9 7-10 6-10 5-11 5-11 5-11 4-12 3-12 3-26 3-26 1-27-1-25-3-12-3-12-3-12-4-11-5-10-5-11-5-10-6-9-7-10-8-8-8-9-8-8-9-15-20-13-21-11-21-9-24-7-24-5-25-3-27-1-28zM89 276l1 20 2 18 2 18 4 17 6 16 6 16 7 16 9 14 5 7 5 6 5 6 6 6 6 5 6 5 7 4 7 4 7 3 7 3 8 2 8 2 8 2 9 1 9 1h9 9l8-1 9-1 8-2 8-1 7-3 8-3 7-3 6-4 7-4 6-5 6-5 6-5 5-6 5-6 5-7 9-15 7-15 7-15 5-17 4-17 3-18 2-18v-19-13-19l-2-18-3-17-4-18-5-16-6-16-8-15-9-15-4-7-6-6-5-7-6-5-6-5-6-5-6-4-7-4-7-4-8-3-7-2-8-2-9-2-8-1h-9l-9-1-9 1h-9l-9 1-8 2-8 2-7 2-8 3-7 4-6 4-7 4-6 5-6 5-6 5-5 7-5 6-5 7-9 15-7 15-6 16-6 16-4 18-2 17-2 18-1 19z">
            <text:p/>
          </draw:path>
          <draw:polygon draw:style-name="gr4" draw:text-style-name="P4" draw:layer="layout" svg:width="0.41cm" svg:height="0.531cm" draw:transform="rotate (0.318871654339364) translate (12.0148318525154cm 3.63076605187215cm)" svg:viewBox="0 0 411 532" draw:points="217,75 206,76 196,77 186,79 176,81 167,84 158,88 149,93 141,98 133,104 125,111 118,118 112,125 105,133 100,141 94,150 89,159 89,532 0,532 0,10 84,10 87,75 95,66 103,57 111,49 119,42 128,35 137,29 146,24 156,19 166,14 176,11 186,7 197,5 208,3 220,1 231,0 243,0 262,1 280,3 296,6 312,11 319,14 327,17 334,20 340,24 347,28 353,33 359,38 365,43 370,49 376,55 380,61 385,68 389,76 393,83 396,92 399,101 404,119 408,140 410,163 411,187 411,532 321,532 321,189 320,174 319,160 317,148 314,136 312,131 310,126 308,121 306,117 303,112 300,108 297,105 294,101 291,98 287,95 283,93 279,90 275,88 271,85 266,84 261,82 251,79 240,77 229,76">
            <text:p/>
          </draw:polygon>
        </draw:g>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Roboto" svg:font-family="Roboto"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Ausgefüllt" draw:style="linear" draw:start-color="#ffffff" draw:end-color="#cccccc" draw:start-intensity="100%" draw:end-intensity="100%" draw:angle="300" draw:border="0%"/>
    <draw:gradient draw:name="Ausgefüllt_20_blau" draw:display-name="Ausgefüllt blau" draw:style="linear" draw:start-color="#729fcf" draw:end-color="#355269" draw:start-intensity="100%" draw:end-intensity="100%" draw:angle="300" draw:border="0%"/>
    <draw:gradient draw:name="Ausgefüllt_20_gelb" draw:display-name="Ausgefüllt gelb" draw:style="linear" draw:start-color="#ffde59" draw:end-color="#b47804" draw:start-intensity="100%" draw:end-intensity="100%" draw:angle="300" draw:border="0%"/>
    <draw:gradient draw:name="Ausgefüllt_20_grün" draw:display-name="Ausgefüllt grün" draw:style="linear" draw:start-color="#77bc65" draw:end-color="#127622" draw:start-intensity="100%" draw:end-intensity="100%" draw:angle="300" draw:border="0%"/>
    <draw:gradient draw:name="Ausgefüllt_20_rot" draw:display-name="Ausgefüllt rot" draw:style="linear" draw:start-color="#ff6d6d" draw:end-color="#c9211e" draw:start-intensity="100%" draw:end-intensity="100%" draw:angle="300" draw:border="0%"/>
    <draw:gradient draw:name="Formen"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style:style>
    <style:style style:name="Filled_20_Green" style:display-name="Filled Green" style:family="graphic" style:parent-style-name="Filled">
      <style:graphic-properties draw:fill-gradient-name="Ausgefüllt_20_grü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style:style>
    <style:style style:name="Filled_20_Yellow" style:display-name="Filled Yellow" style:family="graphic" style:parent-style-name="Filled">
      <style:graphic-properties draw:fill-gradient-name="Ausgefüllt_20_gelb"/>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cm" fo:margin-bottom="0cm" fo:margin-left="0cm" fo:margin-right="0cm" fo:page-width="20.8cm" fo:page-height="6.6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4-02-24T17:24:59.693030033</meta:creation-date>
    <dc:date>2024-02-24T18:02:46.687486963</dc:date>
    <meta:editing-duration>PT6M4S</meta:editing-duration>
    <meta:editing-cycles>1</meta:editing-cycles>
    <meta:document-statistic meta:object-count="27"/>
    <meta:generator>LibreOffice/6.4.7.2$Linux_X86_64 LibreOffice_project/40$Build-2</meta:generator>
  </office:meta>
</office:document-meta>
</file>